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3.312cm" fo:min-width="4.99cm"/>
    </style:style>
    <style:style style:name="gr2" style:family="graphic" style:parent-style-name="standard">
      <style:graphic-properties svg:stroke-color="#000000" draw:fill-color="#b2b2b2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objectwithoutfill">
      <style:graphic-properties svg:stroke-width="0.1cm" svg:stroke-color="#ffff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1cm" svg:stroke-color="#ff9900" draw:marker-start-width="0.5cm" draw:marker-end="Arrow" draw:marker-end-width="0.2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663300" draw:marker-start-width="0.5cm" draw:marker-end="Arrow" draw:marker-end-width="0.2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marker-start="Arrow" draw:marker-start-width="0.1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95cm"/>
    </style:style>
    <style:style style:name="gr11" style:family="graphic" style:parent-style-name="standard">
      <style:graphic-properties draw:stroke="none" svg:stroke-color="#000000" draw:fill="none" draw:fill-color="#ffffff" fo:min-height="2.065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00"/>
      <style:paragraph-properties fo:text-align="center"/>
    </style:style>
    <style:style style:name="P5" style:family="paragraph">
      <style:text-properties style:font-name="Calibri" fo:font-size="12pt" style:font-size-asian="18pt" style:font-size-complex="18pt"/>
    </style:style>
    <style:style style:name="P6" style:family="paragraph">
      <loext:graphic-properties draw:fill="none" draw:fill-color="#ffffff"/>
      <style:text-properties style:font-name="Calibri" fo:font-size="12pt" style:font-size-asian="18pt" style:font-size-complex="18pt"/>
    </style:style>
    <style:style style:name="T1" style:family="text">
      <style:text-properties style:font-name="Calibri" fo:font-size="12pt" style:font-size-asian="18pt" style:font-size-complex="18pt"/>
    </style:style>
    <style:style style:name="T2" style:family="text">
      <style:text-properties style:font-name="Calibri" fo:font-size="12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style:font-name="Calibri" fo:font-size="12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9cm" svg:height="3.562cm" draw:transform="skewX (0.178023583703422) rotate (0.18168877513261) translate (5.501cm 5.3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6cm" svg:height="0.256cm" svg:x="4.879cm" svg:y="1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.514cm" svg:y1="8.939cm" svg:x2="5cm" svg:y2="2cm">
          <text:p/>
        </draw:line>
        <draw:line draw:style-name="gr3" draw:text-style-name="P3" draw:layer="layout" svg:x1="10.901cm" svg:y1="4.328cm" svg:x2="5cm" svg:y2="2cm">
          <text:p/>
        </draw:line>
        <draw:line draw:style-name="gr3" draw:text-style-name="P3" draw:layer="layout" svg:x1="5.501cm" svg:y1="5.32cm" svg:x2="5cm" svg:y2="2cm">
          <text:p/>
        </draw:line>
        <draw:line draw:style-name="gr4" draw:text-style-name="P3" draw:layer="layout" svg:x1="5cm" svg:y1="2cm" svg:x2="5.652cm" svg:y2="5.45cm">
          <text:p/>
        </draw:line>
        <draw:custom-shape draw:style-name="gr5" draw:text-style-name="P4" draw:layer="layout" svg:width="0.3cm" svg:height="0.3cm" svg:x="5.5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5.8cm" svg:y="5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6.1cm" svg:y="5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.3cm" svg:y="4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6.7cm" svg:y="5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cm" svg:y="5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6.401cm" svg:y="5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.601cm" svg:y="4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.901cm" svg:y="4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8.201cm" svg:y="4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8.501cm" svg:y="4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8.801cm" svg:y="4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10.003cm" svg:y="4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9.402cm" svg:y="4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9.702cm" svg:y="4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9.103cm" svg:y="4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10.304cm" svg:y="4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cm" svg:height="0.3cm" svg:x="10.604cm" svg:y="4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5.5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5.8cm" svg:y="5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6.1cm" svg:y="5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.3cm" svg:y="5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6.7cm" svg:y="5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6.401cm" svg:y="5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.601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.901cm" svg:y="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8.201cm" svg:y="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8.501cm" svg:y="5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8.801cm" svg:y="4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10.003cm" svg:y="4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9.402cm" svg:y="4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9.702cm" svg:y="4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9.103cm" svg:y="4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10.304cm" svg:y="4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10.604cm" svg:y="4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5.5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5.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6.1cm" svg:y="5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.3cm" svg:y="5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6.7cm" svg:y="5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cm" svg:y="5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6.401cm" svg:y="5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.601cm" svg:y="5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.901cm" svg:y="5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8.201cm" svg:y="5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8.501cm" svg:y="5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8.801cm" svg:y="5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10.003cm" svg:y="5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9.402cm" svg:y="5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9.702cm" svg:y="5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9.103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10.304cm" svg:y="5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10.604cm" svg:y="4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5.5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5.8cm" svg:y="6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6.1cm" svg:y="6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.3cm" svg:y="5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6.7cm" svg:y="5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cm" svg:y="5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6.401cm" svg:y="6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.601cm" svg:y="5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.901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8.201cm" svg:y="5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8.501cm" svg:y="5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8.801cm" svg:y="5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10.003cm" svg:y="5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9.402cm" svg:y="5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9.702cm" svg:y="5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9.103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10.304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10.604cm" svg:y="5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5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5.8cm" svg:y="6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6.1cm" svg:y="6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.3cm" svg:y="6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6.7cm" svg:y="6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cm" svg:y="6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6.401cm" svg:y="6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.601cm" svg:y="6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.901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8.201cm" svg:y="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8.501cm" svg:y="5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8.801cm" svg:y="5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10.003cm" svg:y="5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9.402cm" svg:y="5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9.702cm" svg:y="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9.103cm" svg:y="5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10.304cm" svg:y="5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10.604cm" svg:y="5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5.50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5.808cm" svg:y="6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6.108cm" svg:y="6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.308cm" svg:y="6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6.708cm" svg:y="6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.008cm" svg:y="6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6.409cm" svg:y="6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.609cm" svg:y="6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.909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8.209cm" svg:y="6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8.509cm" svg:y="6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8.809cm" svg:y="6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10.011cm" svg:y="5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9.41cm" svg:y="6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9.71cm" svg:y="6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9.111cm" svg:y="6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10.312cm" svg:y="5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10.612cm" svg:y="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5.501cm" svg:y="7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5.801cm" svg:y="7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6.101cm" svg:y="6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.301cm" svg:y="6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6.701cm" svg:y="6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.001cm" svg:y="6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6.402cm" svg:y="6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.602cm" svg:y="6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.902cm" svg:y="6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8.202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8.502cm" svg:y="6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8.802cm" svg:y="6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9.403cm" svg:y="6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9.104cm" svg:y="6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5.501cm" svg:y="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5.801cm" svg:y="7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6.101cm" svg:y="7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.301cm" svg:y="7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6.701cm" svg:y="7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.001cm" svg:y="7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6.402cm" svg:y="7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.602cm" svg:y="7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.902cm" svg:y="6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8.202cm" svg:y="6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8.502cm" svg:y="6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8.802cm" svg:y="6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10.004cm" svg:y="6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9.403cm" svg:y="6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9.703cm" svg:y="6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9.104cm" svg:y="6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10.305cm" svg:y="6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10.605cm" svg:y="6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5.509cm" svg:y="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5.809cm" svg:y="7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6.109cm" svg:y="7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.309cm" svg:y="7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6.709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.009cm" svg:y="7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6.41cm" svg:y="7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.61cm" svg:y="7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.91cm" svg:y="7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8.21cm" svg:y="7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8.51cm" svg:y="7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8.81cm" svg:y="7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10.012cm" svg:y="6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9.411cm" svg:y="6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9.711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9.112cm" svg:y="7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10.313cm" svg:y="6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10.613cm" svg:y="6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10.005cm" svg:y="6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9.704cm" svg:y="6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10.306cm" svg:y="6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10.606cm" svg:y="6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5.502cm" svg:y="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5.802cm" svg:y="7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6.102cm" svg:y="7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.302cm" svg:y="7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6.702cm" svg:y="7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.002cm" svg:y="7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6.403cm" svg:y="7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.603cm" svg:y="7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.903cm" svg:y="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8.203cm" svg:y="7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8.503cm" svg:y="7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8.803cm" svg:y="7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9.404cm" svg:y="7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9.105cm" svg:y="7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5.502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5.802cm" svg:y="8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6.102cm" svg:y="8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.302cm" svg:y="7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6.702cm" svg:y="8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.002cm" svg:y="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6.403cm" svg:y="8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.603cm" svg:y="7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.903cm" svg:y="7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8.203cm" svg:y="7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8.503cm" svg:y="7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8.803cm" svg:y="7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10.005cm" svg:y="7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9.404cm" svg:y="7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9.704cm" svg:y="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9.105cm" svg:y="7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10.306cm" svg:y="7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10.606cm" svg:y="7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5.51cm" svg:y="8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5.81cm" svg:y="8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6.11cm" svg:y="8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.31cm" svg:y="8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6.71cm" svg:y="8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.01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6.411cm" svg:y="8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.611cm" svg:y="8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7.911cm" svg:y="8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8.211cm" svg:y="8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8.511cm" svg:y="8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8.811cm" svg:y="7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10.013cm" svg:y="7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9.412cm" svg:y="7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9.712cm" svg:y="7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9.113cm" svg:y="7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10.314cm" svg:y="7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10.614cm" svg:y="7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10.006cm" svg:y="7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9.705cm" svg:y="7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10.307cm" svg:y="7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cm" svg:height="0.3cm" svg:x="10.607cm" svg:y="7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5cm" svg:y1="2cm" svg:x2="10.8cm" svg:y2="4.5cm">
          <text:p/>
        </draw:line>
        <draw:line draw:style-name="gr7" draw:text-style-name="P3" draw:layer="layout" svg:x1="5.652cm" svg:y1="5.45cm" svg:x2="10.757cm" svg:y2="4.5cm">
          <text:p/>
        </draw:line>
        <draw:line draw:style-name="gr8" draw:text-style-name="P3" draw:layer="layout" svg:x1="10.386cm" svg:y1="4.566cm" svg:x2="5.647cm" svg:y2="5.768cm">
          <text:p/>
        </draw:line>
        <draw:path draw:style-name="gr9" draw:text-style-name="P3" draw:layer="layout" svg:width="0.676cm" svg:height="0.53cm" draw:transform="rotate (0.32620203719774) translate (5.34164182069722cm 3.66002905331829cm)" svg:viewBox="0 0 677 531" svg:d="M0 7c86-13 178-10 256 23 117 48 35 165 35 251-1 109 106 134 181 173l86 29 76 33 43 15">
          <text:p/>
        </draw:path>
        <draw:frame draw:style-name="gr10" draw:text-style-name="P6" draw:layer="layout" svg:width="3.6cm" svg:height="1.283cm" svg:x="5.9cm" svg:y="3.5cm">
          <draw:text-box>
            <text:p text:style-name="P5"><text:span text:style-name="T1">Electron beam start position</text:span></text:p>
          </draw:text-box>
        </draw:frame>
        <draw:line draw:style-name="gr7" draw:text-style-name="P3" draw:layer="layout" svg:x1="5.628cm" svg:y1="5.453cm" svg:x2="10.733cm" svg:y2="4.503cm">
          <text:p/>
        </draw:line>
        <draw:path draw:style-name="gr9" draw:text-style-name="P3" draw:layer="layout" svg:width="0.676cm" svg:height="0.53cm" draw:transform="rotate (0.866905039465583) translate (8.45743001034715cm 3.39559833634162cm)" svg:viewBox="0 0 677 531" svg:d="M0 7c86-13 178-10 256 23 117 48 35 165 35 251-1 109 106 134 181 173l86 29 76 33 43 15">
          <text:p/>
        </draw:path>
        <draw:frame draw:style-name="gr10" draw:text-style-name="P6" draw:layer="layout" svg:width="3.6cm" svg:height="1.283cm" svg:x="9.1cm" svg:y="2.5cm">
          <draw:text-box>
            <text:p text:style-name="P5"><text:span text:style-name="T1">Electron beam end position</text:span></text:p>
          </draw:text-box>
        </draw:frame>
        <draw:path draw:style-name="gr9" draw:text-style-name="P3" draw:layer="layout" svg:width="0.916cm" svg:height="0.726cm" draw:transform="skewX (0.00209439510239319) rotate (3.11960150501466) translate (5.59914643986583cm 5.44599826240784cm)" svg:viewBox="0 0 917 727" svg:d="M0 10c116-18 240-14 347 31 158 66 48 225 47 343-1 150 145 184 246 237l116 40 104 46 57 20">
          <text:p/>
        </draw:path>
        <draw:frame draw:style-name="gr10" draw:text-style-name="P6" draw:layer="layout" svg:width="3.6cm" svg:height="2.315cm" svg:x="1.6cm" svg:y="3.585cm">
          <draw:text-box>
            <text:p text:style-name="P5"><text:span text:style-name="T1">As beam hits phosphorous pixel on screen it illuminates</text:span></text:p>
          </draw:text-box>
        </draw:frame>
        <draw:line draw:style-name="gr7" draw:text-style-name="P3" draw:layer="layout" svg:x1="5.604cm" svg:y1="5.456cm" svg:x2="10.709cm" svg:y2="4.506cm">
          <text:p/>
        </draw:line>
        <draw:path draw:style-name="gr9" draw:text-style-name="P3" draw:layer="layout" svg:width="0.676cm" svg:height="0.53cm" draw:transform="rotate (0.194255145746969) translate (10.4330004361927cm 4.52751807556456cm)" svg:viewBox="0 0 677 531" svg:d="M0 7c86-13 178-10 256 23 117 48 35 165 35 251-1 109 106 134 181 173l86 29 76 33 43 15">
          <text:p/>
        </draw:path>
        <draw:frame draw:style-name="gr11" draw:text-style-name="P6" draw:layer="layout" svg:width="3.7cm" svg:height="2.315cm" svg:x="11cm" svg:y="4.3cm">
          <draw:text-box>
            <text:p text:style-name="P5"><text:span text:style-name="T1">Electron beam scans horizontally to complete a </text:span><text:span text:style-name="T2">line</text:span><text:span text:style-name="T3">.</text:span></text:p>
          </draw:text-box>
        </draw:frame>
        <draw:path draw:style-name="gr9" draw:text-style-name="P3" draw:layer="layout" svg:width="3.011cm" svg:height="1.535cm" draw:transform="skewX (0.674744288821008) rotate (-1.9072958065794) translate (5.93865629832298cm 5.72198996445174cm)" svg:viewBox="0 0 3012 1536" svg:d="M0 21c381-38 790-29 1140 65 519 140 157 477 153 727-4 316 475 388 806 500l383 85 340 96 190 42">
          <text:p/>
        </draw:path>
        <draw:frame draw:style-name="gr10" draw:text-style-name="P6" draw:layer="layout" svg:width="3.6cm" svg:height="2.315cm" svg:x="1.6cm" svg:y="6.285cm">
          <draw:text-box>
            <text:p text:style-name="P5"><text:span text:style-name="T1">Whilst beam returns for next line it must be </text:span><text:span text:style-name="T2">blanked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4T08:50:06.671000000</meta:creation-date>
    <dc:date>2016-10-04T09:06:30.977000000</dc:date>
    <meta:editing-duration>PT5M46S</meta:editing-duration>
    <meta:editing-cycles>1</meta:editing-cycles>
    <meta:document-statistic meta:object-count="237"/>
    <meta:generator>LibreOffice/5.2.0.4$Windows_x86 LibreOffice_project/066b007f5ebcc236395c7d282ba488bca6720265</meta:generator>
  </office:meta>
</office:document-meta>
</file>